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line-height="100%" fo:text-align="start" style:justify-single-word="false" fo:orphans="0" fo:widows="0"/>
    </style:style>
    <style:style style:name="P4" style:family="paragraph" style:parent-style-name="Standard" style:master-page-name="Standard">
      <style:paragraph-properties fo:margin-top="0cm" fo:margin-bottom="0cm" loext:contextual-spacing="false" style:page-number="1"/>
    </style:style>
    <style:style style:name="P5" style:family="paragraph" style:parent-style-name="Standard">
      <style:paragraph-properties fo:margin-top="0cm" fo:margin-bottom="0cm" loext:contextual-spacing="false"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07d1b9"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www.fimfiction.net/story/403931/aftersound" text:style-name="Internet_20_link" text:visited-style-name="Visited_20_Internet_20_Link"><text:span text:style-name="T1">https://www.fimfiction.net/story/403931/aftersound</text:span></text:a> </text:p>
      <text:p text:style-name="P1"/>
      <text:p text:style-name="P2"><text:bookmark text:name="docs-internal-guid-2f836425-7fff-0144-ab48-f6aa449462dc"/><text:span text:style-name="T2">Dzięki wspaniałej okładce, którą wypatrzyłem na derpibooru, </text:span><text:span text:style-name="T3">„</text:span><text:span text:style-name="T2">Aftersound” zdołało od razu przykuć moją uwagę. Twilight z cybernetycznymi wszczepami? Raporty o błędach widoczne na ekranie na jej twarzy? Zakłócenia? Mrok? Dziwne kable? Początkowo się nie zorientowałem, że obrazek powstał na zamówienie do opowiadania, ale gdy już udało mi się to odkryć, nie mogłem sobie odmówić przyjemności zagłębienia się w cyberpunkową, dystopijną wizję Equestrii zaserwowaną nam przez użytkownika Flutterfinar na FiMFiction.</text:span> </text:p>
      <text:p text:style-name="P2"/>
      <text:p text:style-name="P2">W krainie kucyków coś poszło bardzo, ale to bardzo nie tak. W prologu nie poznajemy za wiele szczegółów – wiemy tylko że Celestia nie żyje, Luna opuściła Equestrię w pogoni za Chrysalis, Cadance została uwięziona przez króla Sombrę i cała kraina właśnie toczy desperacką wojnę z Kryształowym Imperium. Sytuacja na froncie nieubłaganie się pogarsza, i wygląda na to, że za niedługo Equestria będzie zmuszona przerwać okupioną ciężkimi stratami ofensywę, a wtedy sytuacja strategiczna mrocznego króla poprawi się na tyle, by móc kontratakować. Twilight Sparkle, na czele zespołu naukowców, ze wszystkich sił stara się stworzyć nowy rodzaj pancerza, który będzie mógł być użyty do odzyskania inicjatywy – ale gdy Rainbow Dash przeprowadza testy prototypu, dochodzi do wypadku… i Twilight budzi się pół tysiąclecia później.</text:p>
      <text:p text:style-name="P2"/>
      <text:p text:style-name="P2">Wyjaśnienia otrzymujemy dość szybko – nasza główna bohaterka jest tak zwanym equinoidem, sztucznym kucem, do którego stworzenia przez przypadek użyto kryształów, na których Twilight zapisywała informacje i przemyślenia w trakcie swojej kariery naukowej. Dostajemy dzięki temu potencjalnie ciekawą protagonistkę, pogrążoną w kryzysie egzystencjalnym, z trudem poznającą możliwości swojego nowego ciała czy radzącą sobie z brakującymi wspomnieniami… o ile autor to umieści w opowiadaniu, bo na razie tym kwestiom, niestety, nie jest poświęcone za wiele miejsca. Liczę, że ten potencjał nie zostanie zmarnowany. W kilku miejscach pojawiły się wspomnienia i słowa, które mogą albo stanowić interesującą zapowiedź dalszych losów naszej bohaterki, albo być złamaniem przez autora ustanowionych przez siebie praw. Czas pokaże.</text:p>
      <text:p text:style-name="P2"/>
      <text:p text:style-name="P2">Całkiem ciekawie za to prezentuje się na razie świat. Canterlot przez ostatnie pięćset lat, zmieniło się nie do poznania. Rozrośnięte miasto ledwo wegetuje, zagrożone przez głód oraz warunki pogodowe. Propaganda głosi, że inne miasta przestały istnieć, wszystkim oficjalnie rządzi monarcha, ale w praktyce za sznurki pociąga jedna, wszechpotężna korporacja, w życie wprowadzono drakońskie prawa, rozpowszechnione są cybernetyczne wszczepy… Całość wydaje się nieźle przemyślana. Opowiadanie pisane jest z perspektywy pierwszej osoby, dzięki czemu możemy poznawać świat razem z Twilight i przeżywać jej szok kulturowy. Autor umiejętnie wplata też cyberpunkową otoczkę – na przykład degradujący wpływ wszczepów cybernetycznych na wspomnienia i zdolności magiczne. </text:p>
      <text:p text:style-name="P2"/>
      <text:p text:style-name="P2">Pewnym problemem jest kompletna dystopijność przedstawionego świata. Od samego początku, od momentu przebudzenia, Twilight ma do czynienia z coraz brudniejszymi kucami, coraz bardziej zanieczyszczonymi terenami, rosnącymi dawkami przemocy, a część zachowań rządzących oraz grup, które im się przeciwstawiają, wydaje się być wprowadzona tylko po to, by czytelnik (razem z naszą bohaterką) mógł być bardziej zszokowany jaki ten świat jest straszny. Drugą kwestią, która przeszkadza w cieszeniu się światem, jest zalew informacji – Twilight od początku towarzyszy para młodych kucy (z których jeden, niczym <text:soft-page-break/>Anakin Skywalker w pierwszej części Gwiezdnych Wojen, dał jej ciało, budując własnego equnoida), która jest bardzo gadatliwa. Polityka w mieście, problemy z zaopatrzeniem, zanieczyszczenia, prawa… przez cały czas jednak nie mogłem się powstrzymać od wrażenia, że wszystkie informacje jakie podają mogłyby być zaprezentowane w bardziej elegancki sposób, i że nie dowiaduję się praktycznie żadnej rzeczy, która by przykuła moją uwagę. Mamy tu stanowczo za dużo opowiadania, za mało pokazywania. </text:p>
      <text:p text:style-name="P2"/>
      <text:p text:style-name="P2">Postacie, które towarzyszą Twilight, nie mają w sobie za wiele życia. Gadają, gadają, gadają – i to, mniej więcej, tyle. Są dobrze opisane (nawet jeśli opisy te składają się czasem głównie z wymieniania kolejnych warstw brudu na ich ciałach), autor stara się dać im historię oraz cechy szczególne, ale jak na razie, po 40 tysiącach słów, jedyną postacią, którą jestem w stanie zapamiętać jako coś innego niż wylot informacji o świecie i/lub narzędzie fabularne jest twórczyni sztucznego ciała dla Twilight. Przyczyna może być związana z perspektywą – o wiele ciężej jest stworzyć wrażenie prawdziwych postaci, gdy patrzy się na wszystko niedoskonałymi oczami martwego naukowca zamkniętego w robotycznym ciele. Byłoby to jeszcze do przełknięcia, gdyby przemyślenia naszej bohaterki wykraczały poza przerażenie stanem świata/obrzydzenie na widok brudu lub przy informacjach o stosunkach panujących w Canterlot/jednorazowe opierniczenie dwójki klaczek za przeklinanie.</text:p>
      <text:p text:style-name="P2"/>
      <text:p text:style-name="P2">Całości zdecydowanie przydałby się korektor lub pre-reader. Przecinki w niewłaściwych miejscach, niewłaściwie użyte słowa, zaginione spacje… psuje to przyjemność z czytania, a przecież w łatwy sposób można było tego uniknąć. Boli to szczególnie mocno biorąc pod uwagę, że poza tym warstwie językowej nie można wiele zarzucić – autor bardzo sprawnie posługuje się językiem angielskim.</text:p>
      <text:p text:style-name="P2"/>
      <text:p text:style-name="P2">Do wad zaliczyłbym też długość rozdziałów. Wydają się zdecydowanie za długie – a można byłoby je w prosty sposób podzielić na mniejsze. Co więcej, w ten można by też poprawić tempo wydawania (całość od marca ma 4 rozdziały, kolejny był zapowiedziany na koniec lipca), łatwiej wyłapać błędy czy kontrolować tempo akcji. Szczególnie to ostatnie byłoby ważne, biorąc pod uwagę ciągły zrzut informacji serwowany przez postacie dookoła.</text:p>
      <text:p text:style-name="P2"/>
      <text:p text:style-name="P2">Mimo całego mojego narzekania, „Aftersound” nie jest złym opowiadaniem i na pewno będę czytać następne rozdziały. Po prostu to, co na razie zaserwował nam autor, wydaje się czasami nieco zbyt toporne i napisane w nieelegancki sposób – mowa tu przede wszystkim o ciągłym łamaniu zasady by pokazywać, a nie opowiadać. Na pewno jednak całość ma potencjał i to nie tylko ze względu na to, że cierpimy w fandomie na niedostatek opowiadań cyberpunkowych. </text:p>
      <text:p text:style-name="P2"/>
      <text:p text:style-name="P3"/>
      <text:p text:style-name="P3"><text:a xlink:type="simple" xlink:href="https://derpibooru.org/1178360?q=cyberpunk" text:style-name="Internet_20_link" text:visited-style-name="Visited_20_Internet_20_Link"><text:span text:style-name="T1">https://derpibooru.org/1178360?q=cyberpunk</text:span></text:a> – pasowałoby idealnie na header, gdyby nieco przyciąć z góry i z dołu</text:p>
      <text:p text:style-name="P3"><text:a xlink:type="simple" xlink:href="https://derpibooru.org/1032757?q=cyberpunk" text:style-name="Internet_20_link" text:visited-style-name="Visited_20_Internet_20_Link"><text:span text:style-name="T1">https://derpibooru.org/1032757?q=cyberpunk</text:span></text:a> </text:p>
      <text:p text:style-name="P3"><text:a xlink:type="simple" xlink:href="https://derpibooru.org/633933?q=cyberpunk" text:style-name="Internet_20_link" text:visited-style-name="Visited_20_Internet_20_Link"><text:span text:style-name="T1">https://derpibooru.org/633933?q=cyberpunk</text:span></text: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lr-tb"/>
      <style:text-properties style:use-window-font-color="true" style:font-name="Arial" fo:font-size="11pt" fo:language="pl"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9-24T22:16:12.031000000</dc:date>
    <meta:editing-duration>PT9H7M49S</meta:editing-duration>
    <meta:editing-cycles>2</meta:editing-cycles>
    <meta:document-statistic meta:table-count="0" meta:image-count="0" meta:object-count="0" meta:page-count="2" meta:paragraph-count="13" meta:word-count="892" meta:character-count="6483" meta:non-whitespace-character-count="5586"/>
  </office:meta>
</office:document-meta>
</file>